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5cm" svg:height="0.725cm" svg:x="8cm" svg:y="1.1cm">
          <draw:text-box>
            <text:p><text:span text:style-name="T1">(4,1)</text:span></text:p>
          </draw:text-box>
        </draw:frame>
        <draw:frame draw:style-name="gr2" draw:text-style-name="P2" draw:layer="layout" svg:width="1.5cm" svg:height="0.725cm" svg:x="5.9cm" svg:y="0.4cm">
          <draw:text-box>
            <text:p><text:span text:style-name="T1">(2,2)</text:span></text:p>
          </draw:text-box>
        </draw:frame>
        <draw:frame draw:style-name="gr2" draw:text-style-name="P2" draw:layer="layout" svg:width="1.5cm" svg:height="0.725cm" svg:x="7.1cm" svg:y="2.175cm">
          <draw:text-box>
            <text:p><text:span text:style-name="T1">(8,1)</text:span></text:p>
          </draw:text-box>
        </draw:frame>
        <draw:frame draw:style-name="gr2" draw:text-style-name="P2" draw:layer="layout" svg:width="1.5cm" svg:height="0.725cm" svg:x="7.1cm" svg:y="3.2cm">
          <draw:text-box>
            <text:p><text:span text:style-name="T1">(4,2)</text:span></text:p>
          </draw:text-box>
        </draw:frame>
        <draw:frame draw:style-name="gr2" draw:text-style-name="P2" draw:layer="layout" svg:width="1.7cm" svg:height="0.725cm" svg:x="10.1cm" svg:y="3.1cm">
          <draw:text-box>
            <text:p><text:span text:style-name="T1">(16,1)</text:span></text:p>
          </draw:text-box>
        </draw:frame>
        <draw:frame draw:style-name="gr2" draw:text-style-name="P2" draw:layer="layout" svg:width="1.5cm" svg:height="0.725cm" svg:x="9.5cm" svg:y="4.975cm">
          <draw:text-box>
            <text:p><text:span text:style-name="T1">(8,2)</text:span></text:p>
          </draw:text-box>
        </draw:frame>
        <draw:frame draw:style-name="gr2" draw:text-style-name="P2" draw:layer="layout" svg:width="1.7cm" svg:height="0.725cm" svg:x="12.3cm" svg:y="4.475cm">
          <draw:text-box>
            <text:p><text:span text:style-name="T1">(4,4)</text:span></text:p>
          </draw:text-box>
        </draw:frame>
        <draw:frame draw:style-name="gr2" draw:text-style-name="P2" draw:layer="layout" svg:width="1.7cm" svg:height="0.725cm" svg:x="13.9cm" svg:y="4.7cm">
          <draw:text-box>
            <text:p><text:span text:style-name="T1">(16,2)</text:span></text:p>
          </draw:text-box>
        </draw:frame>
        <draw:frame draw:style-name="gr2" draw:text-style-name="P2" draw:layer="layout" svg:width="1.7cm" svg:height="0.725cm" svg:x="16.4cm" svg:y="4.975cm">
          <draw:text-box>
            <text:p><text:span text:style-name="T1">(8,4)</text:span></text:p>
          </draw:text-box>
        </draw:frame>
        <draw:line draw:style-name="gr3" draw:text-style-name="P3" draw:layer="layout" svg:x1="13.9cm" svg:y1="0.5cm" svg:x2="13.9cm" svg:y2="7.4cm">
          <text:p/>
        </draw:line>
        <draw:frame draw:style-name="gr2" draw:text-style-name="P2" draw:layer="layout" svg:width="1.7cm" svg:height="0.725cm" svg:x="13.8cm" svg:y="3.201cm">
          <draw:text-box>
            <text:p><text:span text:style-name="T1">(32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9:49:57.930722758</dc:date>
    <meta:editing-duration>PT49M27S</meta:editing-duration>
    <meta:editing-cycles>16</meta:editing-cycles>
    <meta:generator>LibreOffice/6.0.7.3$Linux_X86_64 LibreOffice_project/0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8" chart:origin="0" chart:interval-major="1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fals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scatter" chart:style-name="ch1">
        <chart:plot-area chart:style-name="ch2" chart:data-source-has-labels="both" svg:x="2.153cm" svg:y="0.2cm" svg:width="18.428cm" svg:height="7.898cm">
          <chartooo:coordinate-region svg:x="2.88cm" svg:y="0.452cm" svg:width="17.58cm" svg:height="6.893cm"/>
          <chart:axis chart:dimension="x" chart:name="primary-x" chart:style-name="ch3" chartooo:axis-type="auto">
            <chart:title svg:x="7.791cm" svg:y="8.298cm" chart:style-name="ch4">
              <text:p>maximum performance degradation
relative to BASE(%)</text:p>
            </chart:title>
            <chart:categories table:cell-range-address="local-table.$A$2:.$A$12"/>
            <chart:grid chart:class="major"/>
          </chart:axis>
          <chart:axis chart:dimension="y" chart:name="primary-y" chart:style-name="ch5">
            <chart:title svg:x="0.451cm" svg:y="6.561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978611913164">
                <text:p>1.99978611913164</text:p>
              </table:table-cell>
              <table:table-cell office:value-type="float" office:value="47.216270194184">
                <text:p>47.216270194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2.303631346244">
                <text:p>42.303631346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1871108529934">
                <text:p>28.1871108529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2.9719005554775">
                <text:p>32.9719005554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944884618199">
                <text:p>20.944884618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5468287892943">
                <text:p>18.5468287892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7.0476553213188">
                <text:p>27.0476553213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1323922575124">
                <text:p>6.21323922575124</text:p>
              </table:table-cell>
              <table:table-cell office:value-type="float" office:value="11.6614694509587">
                <text:p>11.6614694509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648451146045">
                <text:p>5.3648451146045</text:p>
              </table:table-cell>
              <table:table-cell office:value-type="float" office:value="13.6364335900095">
                <text:p>13.6364335900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5554305711786">
                <text:p>5.65554305711786</text:p>
              </table:table-cell>
              <table:table-cell office:value-type="float" office:value="26.5480471862171">
                <text:p>26.5480471862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